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7917in" fo:margin-left="0.5056in" table:align="left" style:writing-mode="lr-tb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1.9583in"/>
    </style:style>
    <style:style style:name="Table1.D" style:family="table-column">
      <style:table-column-properties style:column-width="1.3542in"/>
    </style:style>
    <style:style style:name="Table1.E" style:family="table-column">
      <style:table-column-properties style:column-width="1.16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125in" fo:margin-left="0.5056in" table:align="left" style:writing-mode="lr-tb"/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1.2604in"/>
    </style:style>
    <style:style style:name="Table2.E" style:family="table-column">
      <style:table-column-properties style:column-width="1.28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021in" fo:margin-left="0.4951in" table:align="left" style:writing-mode="lr-tb"/>
    </style:style>
    <style:style style:name="Table3.A" style:family="table-column">
      <style:table-column-properties style:column-width="0.7604in"/>
    </style:style>
    <style:style style:name="Table3.B" style:family="table-column">
      <style:table-column-properties style:column-width="1.26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8021in" fo:margin-left="0.4951in" table:align="left" style:writing-mode="lr-tb"/>
    </style:style>
    <style:style style:name="Table4.A" style:family="table-column">
      <style:table-column-properties style:column-width="0.7604in"/>
    </style:style>
    <style:style style:name="Table4.B" style:family="table-column">
      <style:table-column-properties style:column-width="1.26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 style:list-style-name="WWNum12"/>
    <style:style style:name="P2" style:family="paragraph" style:parent-style-name="Standard">
      <style:text-properties style:language-asian="de" style:country-asian="CH"/>
    </style:style>
    <style:style style:name="P3" style:family="paragraph" style:parent-style-name="Standard">
      <style:text-properties officeooo:rsid="001f8feb" officeooo:paragraph-rsid="001f8feb"/>
    </style:style>
    <style:style style:name="P4" style:family="paragraph" style:parent-style-name="Standard" style:list-style-name="WWNum12">
      <style:text-properties officeooo:rsid="001fa662" officeooo:paragraph-rsid="002789db"/>
    </style:style>
    <style:style style:name="P5" style:family="paragraph" style:parent-style-name="No_20_Spacing" style:master-page-name="First_20_Page">
      <style:paragraph-properties style:page-number="auto"/>
    </style:style>
    <style:style style:name="P6" style:family="paragraph" style:parent-style-name="_31_._20_Untertitel" style:list-style-name="WWNum12">
      <style:text-properties officeooo:rsid="001fa662" officeooo:paragraph-rsid="001fa662"/>
    </style:style>
    <style:style style:name="P7" style:family="paragraph" style:parent-style-name="_31_._20_Untertitel" style:list-style-name="WWNum12">
      <style:text-properties officeooo:rsid="001fa662" officeooo:paragraph-rsid="0025a168"/>
    </style:style>
    <style:style style:name="P8" style:family="paragraph" style:parent-style-name="_31_._20_Untertitel">
      <style:text-properties officeooo:rsid="001fa662" officeooo:paragraph-rsid="001fa662"/>
    </style:style>
    <style:style style:name="P9" style:family="paragraph" style:parent-style-name="_31_._20_Untertitel">
      <style:text-properties officeooo:rsid="001fa662" officeooo:paragraph-rsid="0025a168"/>
    </style:style>
    <style:style style:name="P10" style:family="paragraph" style:parent-style-name="_31_._20_Untertitel" style:list-style-name="WWNum12">
      <style:paragraph-properties fo:line-height="100%" fo:text-align="start" style:justify-single-word="false" fo:keep-together="always" fo:orphans="2" fo:widows="2" fo:keep-with-next="always" style:writing-mode="lr-tb"/>
      <style:text-properties officeooo:rsid="00209ab2" officeooo:paragraph-rsid="00209ab2"/>
    </style:style>
    <style:style style:name="P11" style:family="paragraph" style:parent-style-name="_31_._20_Untertitel" style:list-style-name="WWNum12">
      <style:paragraph-properties fo:line-height="100%" fo:text-align="start" style:justify-single-word="false" fo:keep-together="always" fo:orphans="2" fo:widows="2" fo:keep-with-next="always" style:writing-mode="lr-tb"/>
      <style:text-properties officeooo:rsid="0025a168" officeooo:paragraph-rsid="0025a168"/>
    </style:style>
    <style:style style:name="P12" style:family="paragraph" style:parent-style-name="_31_._20_Untertitel">
      <style:paragraph-properties fo:line-height="100%" fo:text-align="start" style:justify-single-word="false" fo:orphans="2" fo:widows="2" style:writing-mode="lr-tb"/>
      <style:text-properties officeooo:rsid="0025a168" officeooo:paragraph-rsid="0025a168"/>
    </style:style>
    <style:style style:name="P13" style:family="paragraph" style:parent-style-name="Table_20_Contents">
      <style:text-properties fo:font-size="11pt" style:font-name-asian="F" style:font-size-asian="11pt" style:font-name-complex="F" style:font-size-complex="11pt"/>
    </style:style>
    <style:style style:name="P14" style:family="paragraph" style:parent-style-name="Table_20_Contents">
      <style:text-properties fo:font-size="11pt" officeooo:rsid="001fa662" officeooo:paragraph-rsid="001fa662" style:font-name-asian="F" style:font-size-asian="11pt" style:font-name-complex="F" style:font-size-complex="11pt"/>
    </style:style>
    <style:style style:name="P15" style:family="paragraph" style:parent-style-name="Table_20_Contents">
      <style:text-properties fo:font-size="11pt" officeooo:rsid="0021d833" officeooo:paragraph-rsid="0021d833" style:font-name-asian="F" style:font-size-asian="11pt" style:font-name-complex="F" style:font-size-complex="11pt"/>
    </style:style>
    <style:style style:name="P16" style:family="paragraph" style:parent-style-name="Table_20_Contents">
      <style:text-properties fo:font-size="11pt" officeooo:rsid="002372b8" officeooo:paragraph-rsid="002372b8" style:font-name-asian="F" style:font-size-asian="11pt" style:font-name-complex="F" style:font-size-complex="11pt"/>
    </style:style>
    <style:style style:name="P17" style:family="paragraph" style:parent-style-name="Table_20_Contents">
      <style:text-properties fo:font-size="11pt" officeooo:rsid="0023a250" officeooo:paragraph-rsid="0023a250" style:font-name-asian="F" style:font-size-asian="11pt" style:font-name-complex="F" style:font-size-complex="11pt"/>
    </style:style>
    <style:style style:name="P18" style:family="paragraph" style:parent-style-name="Table_20_Contents">
      <style:text-properties fo:font-size="11pt" officeooo:rsid="0024105f" officeooo:paragraph-rsid="0024105f" style:font-name-asian="F" style:font-size-asian="11pt" style:font-name-complex="F" style:font-size-complex="11pt"/>
    </style:style>
    <style:style style:name="P19" style:family="paragraph" style:parent-style-name="Table_20_Contents">
      <style:text-properties fo:font-size="11pt" officeooo:rsid="0025a168" officeooo:paragraph-rsid="0025a168" style:font-name-asian="F" style:font-size-asian="11pt" style:font-name-complex="F" style:font-size-complex="11pt"/>
    </style:style>
    <style:style style:name="P20" style:family="paragraph" style:parent-style-name="Table_20_Contents">
      <style:text-properties fo:font-size="11pt" officeooo:rsid="002654eb" officeooo:paragraph-rsid="002654eb" style:font-name-asian="F" style:font-size-asian="11pt" style:font-name-complex="F" style:font-size-complex="11pt"/>
    </style:style>
    <style:style style:name="P21" style:family="paragraph" style:parent-style-name="Table_20_Contents">
      <style:text-properties fo:font-size="11pt" officeooo:rsid="002654eb" officeooo:paragraph-rsid="002789db" style:font-name-asian="F" style:font-size-asian="11pt" style:font-name-complex="F" style:font-size-complex="11pt"/>
    </style:style>
    <style:style style:name="P22" style:family="paragraph" style:parent-style-name="Table_20_Contents">
      <style:text-properties fo:font-size="11pt" officeooo:rsid="002789db" officeooo:paragraph-rsid="002789db" style:font-name-asian="F" style:font-size-asian="11pt" style:font-name-complex="F" style:font-size-complex="11pt"/>
    </style:style>
    <style:style style:name="P23" style:family="paragraph" style:parent-style-name="Table_20_Contents">
      <style:text-properties fo:font-size="11pt" officeooo:paragraph-rsid="002789db" style:font-name-asian="F" style:font-size-asian="11pt" style:font-name-complex="F" style:font-size-complex="11pt"/>
    </style:style>
    <style:style style:name="P24" style:family="paragraph" style:parent-style-name="Table_20_Contents">
      <style:text-properties fo:font-size="11pt" officeooo:rsid="0028acc6" officeooo:paragraph-rsid="0028acc6" style:font-name-asian="F" style:font-size-asian="11pt" style:font-name-complex="F" style:font-size-complex="11pt"/>
    </style:style>
    <style:style style:name="T1" style:family="text">
      <style:text-properties style:language-asian="de" style:country-asian="CH"/>
    </style:style>
    <style:style style:name="T2" style:family="text">
      <style:text-properties officeooo:rsid="001fa662" style:language-asian="de" style:country-asian="CH"/>
    </style:style>
    <style:style style:name="T3" style:family="text">
      <style:text-properties officeooo:rsid="002654eb" style:language-asian="de" style:country-asian="CH"/>
    </style:style>
    <style:style style:name="T4" style:family="text">
      <style:text-properties officeooo:rsid="002789db" style:language-asian="de" style:country-asian="CH"/>
    </style:style>
    <style:style style:name="T5" style:family="text">
      <style:text-properties officeooo:rsid="0029d56b" style:language-asian="de" style:country-asian="CH"/>
    </style:style>
    <style:style style:name="T6" style:family="text">
      <style:text-properties officeooo:rsid="001fa662"/>
    </style:style>
    <style:style style:name="T7" style:family="text">
      <style:text-properties officeooo:rsid="0021d833"/>
    </style:style>
    <style:style style:name="T8" style:family="text">
      <style:text-properties officeooo:rsid="002372b8"/>
    </style:style>
    <style:style style:name="T9" style:family="text">
      <style:text-properties officeooo:rsid="0023a250"/>
    </style:style>
    <style:style style:name="T10" style:family="text">
      <style:text-properties officeooo:rsid="0024105f"/>
    </style:style>
    <style:style style:name="T11" style:family="text">
      <style:text-properties officeooo:rsid="0025d5ee"/>
    </style:style>
    <style:style style:name="T12" style:family="text">
      <style:text-properties officeooo:rsid="002654eb"/>
    </style:style>
    <style:style style:name="T13" style:family="text">
      <style:text-properties officeooo:rsid="002789db"/>
    </style:style>
    <style:style style:name="T14" style:family="text">
      <style:text-properties officeooo:rsid="0028ac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bbildung"/>
      </text:sequence-decls>
      <text:p text:style-name="P5"/>
      <text:p text:style-name="Standard"><text:span text:style-name="T1"/></text:p>
      <text:list xml:id="list153871967" text:style-name="WWNum12">
        <text:list-item>
          <text:h text:style-name="P1" text:outline-level="1"><text:span text:style-name="T1">Spezifische Anforderungen</text:span></text:h>
        </text:list-item>
      </text:list>
      <text:h text:style-name="Heading_20_1" text:outline-level="1" text:is-list-header="true"><text:span text:style-name="T1"/></text:h>
      <text:p text:style-name="P3"><text:tab/>Nachfolgend sind die funktionalen und nicht-funktionalen Anforderung für das TaggY-<text:tab/>System aufgeführt. <text:span text:style-name="T6">Zur besseren Übersicht werden die einzelnen Teilsysteme <text:tab/>getrennt betrachtet.</text:span></text:p>
      <text:list xml:id="list153438391686742" text:continue-numbering="true" text:style-name="WWNum12">
        <text:list-item>
          <text:list>
            <text:list-item>
              <text:p text:style-name="P10"><text:span text:style-name="T2">W</text:span><text:span text:style-name="T1">eb</text:span><text:span text:style-name="T5"> Applikation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4">ID</text:p>
          </table:table-cell>
          <table:table-cell table:style-name="Table1.A1" office:value-type="string">
            <text:p text:style-name="P14">Use Case-ID</text:p>
          </table:table-cell>
          <table:table-cell table:style-name="Table1.A1" office:value-type="string">
            <text:p text:style-name="P14">Bezeichnung</text:p>
          </table:table-cell>
          <table:table-cell table:style-name="Table1.A1" office:value-type="string">
            <text:p text:style-name="P14">Beschreibung</text:p>
          </table:table-cell>
          <table:table-cell table:style-name="Table1.E1" office:value-type="string">
            <text:p text:style-name="P14">Abhängigkeit</text:p>
          </table:table-cell>
        </table:table-row>
        <table:table-row>
          <table:table-cell table:style-name="Table1.A2" office:value-type="string">
            <text:p text:style-name="P14"><text:span text:style-name="T7">W</text:span>1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5">Bilderübersicht</text:p>
          </table:table-cell>
          <table:table-cell table:style-name="Table1.A2" office:value-type="string">
            <text:p text:style-name="P15">Die Startseite des Dienstes gibt einen Überblick über die gespeicherten Bilder auf dem PACS-Sever</text:p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<text:span text:style-name="T7">W</text:span>2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5">Tagübersicht</text:p>
          </table:table-cell>
          <table:table-cell table:style-name="Table1.A2" office:value-type="string">
            <text:p text:style-name="P15">Die Startseite des Dienstes gibt einen Überblick über die vorhandenen Tags in Form einer Liste</text:p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6">W3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6">Tagübersicht-Suche</text:p>
          </table:table-cell>
          <table:table-cell table:style-name="Table1.A2" office:value-type="string">
            <text:p text:style-name="P16">Durch das Anwählen eines in der Liste befindlichen Tags werden n<text:span text:style-name="T7">ach Beendigung der Suchanfrage nur die über ein entsprechendes Tag verfügenden Bilder angzeigt.</text:span></text:p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<text:span text:style-name="T7">W4</text:span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5"><text:span text:style-name="T10">Tags</text:span>uche</text:p>
          </table:table-cell>
          <table:table-cell table:style-name="Table1.A2" office:value-type="string">
            <text:p text:style-name="P15">In einem vorgegebenen <text:span text:style-name="T8">Feld kann mithilfe einer Textsuche </text:span>nach Tags gesucht werden. Auch eine Teilsuche ist möglich. Nach <text:soft-page-break/>Beendigung der Suchanfrage werden nur die über ein entsprechendes Tag verfügenden Bilder angzeigt. <text:span text:style-name="T14">Zusätzlich können durch logische Operatoren (AND, OR) eine spezifischere Suche durchgeführt werden</text:span></text:p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<text:span text:style-name="T7">W5</text:span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6">Vollbildmodus</text:p>
          </table:table-cell>
          <table:table-cell table:style-name="Table1.A2" office:value-type="string">
            <text:p text:style-name="P16">Durch das Anklicken eines Bildes in der Übersicht wird das Bild <text:span text:style-name="T9">in der Orginalratio im Vollmildmodus mit den entsprechenden Metadaten dargestellt</text:span></text:p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<text:span text:style-name="T7">W</text:span>5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8">Hover-Overlay</text:p>
          </table:table-cell>
          <table:table-cell table:style-name="Table1.A2" office:value-type="string">
            <text:p text:style-name="P17">Fährt der User über ein Bild in der Übersicht, werden mithilfe eines Hover-Overlays die Metadaten angezeigt.</text:p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8">W6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8">Editieren</text:p>
          </table:table-cell>
          <table:table-cell table:style-name="Table1.A2" office:value-type="string">
            <text:p text:style-name="P18">Im Vollbildmodus können die Metadaten editiert werden.</text:p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<text:span text:style-name="T7">W7</text:span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7"><text:span text:style-name="T10">Metadaten</text:span> hinzufügen</text:p>
          </table:table-cell>
          <table:table-cell table:style-name="Table1.A2" office:value-type="string">
            <text:p text:style-name="P18">Bereits bestehenden Metadaten können mithilfe einer Texteingabe beliebig erweitert werden</text:p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8">W8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7"><text:span text:style-name="T10">Metadaten</text:span> löschen</text:p>
          </table:table-cell>
          <table:table-cell table:style-name="Table1.A2" office:value-type="string">
            <text:p text:style-name="P18">Bestehende Metadaten können <text:soft-page-break/>gelöscht werden</text:p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8">W9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7"><text:span text:style-name="T10">Metadaten</text:span> bearbeiten</text:p>
          </table:table-cell>
          <table:table-cell table:style-name="Table1.A2" office:value-type="string">
            <text:p text:style-name="P18">Bestehende Metadaten können angepasst werden</text:p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9">W10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9">Serverstatus</text:p>
          </table:table-cell>
          <table:table-cell table:style-name="Table1.A2" office:value-type="string">
            <text:p text:style-name="P19">Der Serverstatus <text:span text:style-name="T11">(up/down)</text:span> ist im Webbrowser ersichtlich</text:p>
          </table:table-cell>
          <table:table-cell table:style-name="Table1.E2" office:value-type="string">
            <text:p text:style-name="P13"/>
          </table:table-cell>
        </table:table-row>
      </table:table>
      <text:p text:style-name="P8"><text:span text:style-name="T1"/></text:p>
      <text:list xml:id="list153437775858876" text:continue-numbering="true" text:style-name="WWNum12">
        <text:list-item>
          <text:list>
            <text:list-item>
              <text:p text:style-name="P11"><text:span text:style-name="T2">A</text:span><text:span text:style-name="T1">nforderung Server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>
          <table:table-cell table:style-name="Table2.A1" office:value-type="string">
            <text:p text:style-name="P19">ID</text:p>
          </table:table-cell>
          <table:table-cell table:style-name="Table2.A1" office:value-type="string">
            <text:p text:style-name="P19">Use-Case-ID</text:p>
          </table:table-cell>
          <table:table-cell table:style-name="Table2.A1" office:value-type="string">
            <text:p text:style-name="P19">Bezeichnung</text:p>
          </table:table-cell>
          <table:table-cell table:style-name="Table2.A1" office:value-type="string">
            <text:p text:style-name="P19">Beschreibung</text:p>
          </table:table-cell>
          <table:table-cell table:style-name="Table2.E1" office:value-type="string">
            <text:p text:style-name="P19">Abhängigkeit</text:p>
          </table:table-cell>
        </table:table-row>
        <table:table-row>
          <table:table-cell table:style-name="Table2.A2" office:value-type="string">
            <text:p text:style-name="P19">S1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9">OS</text:p>
          </table:table-cell>
          <table:table-cell table:style-name="Table2.A2" office:value-type="string">
            <text:p text:style-name="P19">Die Server des Systems operieren mit GNU/Linux <text:span text:style-name="T12">Debian</text:span></text:p>
          </table:table-cell>
          <table:table-cell table:style-name="Table2.E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9">S2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0">Hochfahren Infrastruktur</text:p>
          </table:table-cell>
          <table:table-cell table:style-name="Table2.A2" office:value-type="string">
            <text:p text:style-name="P20">Die Infrastruktur wir automatisiert hochgefahren</text:p>
          </table:table-cell>
          <table:table-cell table:style-name="Table2.E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20">S3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0">Systemüberwachung</text:p>
          </table:table-cell>
          <table:table-cell table:style-name="Table2.A2" office:value-type="string">
            <text:p text:style-name="P20">Die Systemüberwachung erfolgt durch ein Logfile System</text:p>
          </table:table-cell>
          <table:table-cell table:style-name="Table2.E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20">S4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0">PACS-Server</text:p>
          </table:table-cell>
          <table:table-cell table:style-name="Table2.A2" office:value-type="string">
            <text:p text:style-name="P20">Der PACS-Server wird auf einem separaten Rechner betrieben </text:p>
          </table:table-cell>
          <table:table-cell table:style-name="Table2.E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20">S5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0">Zugriff</text:p>
          </table:table-cell>
          <table:table-cell table:style-name="Table2.A2" office:value-type="string">
            <text:p text:style-name="P20">Es kann lokal sowie auch per VPN auf den Dienst zugegriffen werden</text:p>
          </table:table-cell>
          <table:table-cell table:style-name="Table2.E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  <text:soft-page-break/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</table:table>
      <text:p text:style-name="P12"/>
      <text:list xml:id="list153437339824276" text:continue-numbering="true" text:style-name="WWNum12">
        <text:list-item>
          <text:list>
            <text:list-item>
              <text:p text:style-name="P7"><text:span text:style-name="T1">Anforderungen </text:span><text:span text:style-name="T3">PACS-Server</text:span>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4"/>
        <table:table-row>
          <table:table-cell table:style-name="Table3.A1" office:value-type="string">
            <text:p text:style-name="P20">ID</text:p>
          </table:table-cell>
          <table:table-cell table:style-name="Table3.A1" office:value-type="string">
            <text:p text:style-name="P20">Use-Case-ID</text:p>
          </table:table-cell>
          <table:table-cell table:style-name="Table3.A1" office:value-type="string">
            <text:p text:style-name="P20">Bezeichnung</text:p>
          </table:table-cell>
          <table:table-cell table:style-name="Table3.A1" office:value-type="string">
            <text:p text:style-name="P20">Beschreibung</text:p>
          </table:table-cell>
          <table:table-cell table:style-name="Table3.E1" office:value-type="string">
            <text:p text:style-name="P20">Abhängigkeit</text:p>
          </table:table-cell>
        </table:table-row>
        <table:table-row>
          <table:table-cell table:style-name="Table3.A2" office:value-type="string">
            <text:p text:style-name="P20">P1</text:p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22">Speicherung Bilder</text:p>
          </table:table-cell>
          <table:table-cell table:style-name="Table3.A2" office:value-type="string">
            <text:p text:style-name="P22">Auf dem PACS-Server können neue Bilder im DICOM-Format abgespeichert werden. <text:span text:style-name="T14">Für die Speicherung der jeweiligen DICOM-Datei werden Bilddaten(Bsp. jpg) und optional Metadaten (XML) verwendet</text:span></text:p>
          </table:table-cell>
          <table:table-cell table:style-name="Table3.E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0">P2</text:p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22">Kommunikation</text:p>
          </table:table-cell>
          <table:table-cell table:style-name="Table3.A2" office:value-type="string">
            <text:p text:style-name="P22">Die Kommunikation zwischen Applikationsserver und PACS-Server erfolgt mithilfe des WADO-URI Protokolls</text:p>
          </table:table-cell>
          <table:table-cell table:style-name="Table3.E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0">P3</text:p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E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0">P4</text:p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E2" office:value-type="string">
            <text:p text:style-name="P13"/>
          </table:table-cell>
        </table:table-row>
      </table:table>
      <text:p text:style-name="P9"><text:span text:style-name="T1"/></text:p>
      <text:list xml:id="list153438150859942" text:continue-numbering="true" text:style-name="WWNum12">
        <text:list-item>
          <text:list>
            <text:list-item>
              <text:p text:style-name="P6"><text:span text:style-name="T1">Anforderungen </text:span><text:span text:style-name="T4">SQL-Server</text:span>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 table:number-columns-repeated="4"/>
        <table:table-row>
          <table:table-cell table:style-name="Table4.A1" office:value-type="string">
            <text:p text:style-name="P21">ID</text:p>
          </table:table-cell>
          <table:table-cell table:style-name="Table4.A1" office:value-type="string">
            <text:p text:style-name="P21">Use-Case-ID</text:p>
          </table:table-cell>
          <table:table-cell table:style-name="Table4.A1" office:value-type="string">
            <text:p text:style-name="P21">Bezeichnung</text:p>
          </table:table-cell>
          <table:table-cell table:style-name="Table4.A1" office:value-type="string">
            <text:p text:style-name="P21">Beschreibung</text:p>
          </table:table-cell>
          <table:table-cell table:style-name="Table4.E1" office:value-type="string">
            <text:p text:style-name="P21">Abhängigkeit</text:p>
          </table:table-cell>
        </table:table-row>
        <table:table-row>
          <table:table-cell table:style-name="Table4.A2" office:value-type="string">
            <text:p text:style-name="P21"><text:span text:style-name="T13">V</text:span>1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2">Speicherung Metadaten</text:p>
          </table:table-cell>
          <table:table-cell table:style-name="Table4.A2" office:value-type="string">
            <text:p text:style-name="P22">Die Metadaten <text:span text:style-name="T14">(XML)</text:span> sind im SQL-Server gespeichert</text:p>
          </table:table-cell>
          <table:table-cell table:style-name="Table4.E2" office:value-type="string">
            <text:p text:style-name="P23"/>
          </table:table-cell>
        </table:table-row>
        <text:soft-page-break/>
        <table:table-row>
          <table:table-cell table:style-name="Table4.A2" office:value-type="string">
            <text:p text:style-name="P21"><text:span text:style-name="T13">V</text:span>2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2">Kommunikation</text:p>
          </table:table-cell>
          <table:table-cell table:style-name="Table4.A2" office:value-type="string">
            <text:p text:style-name="P22">Die Kommunikation zwischen Applikationsserver und SQL-Server erfolgt durch das http- Protokol<text:span text:style-name="T14">l</text:span></text:p>
          </table:table-cell>
          <table:table-cell table:style-name="Table4.E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21"><text:span text:style-name="T13">V</text:span>3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4">Tags</text:p>
          </table:table-cell>
          <table:table-cell table:style-name="Table4.A2" office:value-type="string">
            <text:p text:style-name="P24">Die Tags werden aus den vorhandenen XML Dateien (Metadaten) generiert </text:p>
          </table:table-cell>
          <table:table-cell table:style-name="Table4.E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21"><text:span text:style-name="T13">V</text:span>4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E2" office:value-type="string">
            <text:p text:style-name="P23"/>
          </table:table-cell>
        </table:table-row>
      </table:table>
      <text:list xml:id="list153436592590567" text:continue-numbering="true" text:style-name="WWNum12">
        <text:list-item>
          <text:list>
            <text:list-header>
              <text:p text:style-name="P4"><text:span text:style-name="T1"/></text:p>
            </text:list-header>
          </text:list>
        </text:list-item>
      </text:list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CH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CH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1665in" fo:margin-bottom="0in" loext:contextual-spacing="false" fo:keep-together="always" fo:keep-with-next="always"/>
      <style:text-properties fo:color="#9cc2e5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class="text">
      <style:paragraph-properties fo:margin-left="0in" fo:margin-right="0in" fo:margin-top="0.028in" fo:margin-bottom="0in" loext:contextual-spacing="false" fo:keep-together="always" fo:text-indent="-0.25in" style:auto-text-indent="false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_32_._20_Unterabschnitt" style:display-name="2. Unterabschnitt" style:family="paragraph" style:parent-style-name="Heading_20_2" style:auto-update="true" style:default-outline-level="" style:list-style-name="">
      <style:text-properties fo:color="#9cc2e5" style:font-name="Cambria Math" fo:font-family="'Cambria Math'" style:font-family-generic="roman" style:font-pitch="variable" fo:font-style="italic" fo:font-weight="bold" style:language-asian="de" style:country-asian="CH" style:font-style-asian="italic" style:font-weight-asian="bold"/>
    </style:style>
    <style:style style:name="_31_._20_Untertitel" style:display-name="1. Untertitel" style:family="paragraph" style:parent-style-name="Heading_20_1" style:auto-update="true" style:default-outline-level="" style:list-style-name="">
      <style:paragraph-properties fo:margin-top="0.2854in" fo:margin-bottom="0.1189in" loext:contextual-spacing="false" fo:line-height="100%"/>
      <style:text-properties fo:color="#bdd6ee" fo:font-size="14pt" fo:font-style="italic" fo:font-weight="bold" style:font-size-asian="14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 style:language-asian="de" style:country-asian="CH"/>
    </style:style>
    <style:style style:name="caption" style:family="paragraph" style:parent-style-name="Standard" style:default-outline-level="">
      <style:paragraph-properties fo:margin-top="0in" fo:margin-bottom="0.139in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9cc2e5" style:font-name="Arial" fo:font-family="Arial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Überschrift_20_2_20_Zchn" style:display-name="Überschrift 2 Zchn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itel_20_Zchn" style:display-name="Titel Zchn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Kein_20_Leerraum_20_Zchn" style:display-name="Kein Leerraum Zchn" style:family="text" style:parent-style-name="Default_20_Paragraph_20_Font">
      <style:text-properties style:font-name-asian="F" style:font-family-generic-asian="system" style:font-pitch-asian="variable" style:language-asian="de" style:country-asian="CH"/>
    </style:style>
    <style:style style:name="ListLabel_20_1" style:display-name="ListLabel 1" style:family="text">
      <style:text-properties fo:color="#9cc2e5" fo:font-size="16pt" style:font-name-asian="F" style:font-family-generic-asian="system" style:font-pitch-asian="variable" style:font-size-asian="16pt" style:font-name-complex="F" style:font-family-generic-complex="system" style:font-pitch-complex="variable"/>
    </style:style>
    <style:style style:name="ListLabel_20_2" style:display-name="ListLabel 2" style:family="text">
      <style:text-properties fo:color="#9cc2e5" fo:font-size="16pt" style:font-name-asian="F" style:font-family-generic-asian="system" style:font-pitch-asian="variable" style:font-size-asian="16pt" style:font-name-complex="F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ggY</dc:title>
    <dc:subject>Anforderungsspezifikation</dc:subject>
    <meta:initial-creator>Cesar Porcher, Joel Zimmerli, Kevin Steiner</meta:initial-creator>
    <meta:editing-cycles>9</meta:editing-cycles>
    <meta:creation-date>2018-02-22T10:30:00</meta:creation-date>
    <dc:date>2018-02-22T15:34:36.160845802</dc:date>
    <meta:editing-duration>PT40M35S</meta:editing-duration>
    <meta:generator>LibreOffice/5.4.2.2$Linux_X86_64 LibreOffice_project/40m0$Build-2</meta:generator>
    <meta:document-statistic meta:table-count="4" meta:image-count="0" meta:object-count="0" meta:page-count="5" meta:paragraph-count="92" meta:word-count="377" meta:character-count="2826" meta:non-whitespace-character-count="2542"/>
    <meta:user-defined meta:name="AppVersion">15.0000</meta:user-defined>
    <meta:user-defined meta:name="Company">Spital-Inf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